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563in"/>
    </style:style>
    <style:style style:name="co3" style:family="table-column">
      <style:table-column-properties fo:break-before="auto" style:column-width="8.4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/>
          <table:table-cell office:value-type="string" calcext:value-type="string">
            <text:p>Stepper Driver Module</text:p>
          </table:table-cell>
          <table:table-cell office:value-type="string" calcext:value-type="string">
            <text:p>https://www.amazon.com/gp/product/B01FFGAKK8/ref=ox_sc_act_title_1?smid=A1LCDIR1SM8KTJ&amp;psc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LI9341 Display Module</text:p>
          </table:table-cell>
          <table:table-cell office:value-type="string" calcext:value-type="string">
            <text:p>https://www.amazon.com/gp/product/B073R7BH1B/ref=ox_sc_act_title_4?smid=A30QSGOJR8LMXA&amp;psc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D9850 DDS Module</text:p>
          </table:table-cell>
          <table:table-cell office:value-type="string" calcext:value-type="string">
            <text:p>https://www.amazon.com/gp/product/B01J7XPWNU/ref=crt_ewc_title_dp_3?ie=UTF8&amp;psc=1&amp;smid=A30QSGOJR8LMX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axial connector for relay</text:p>
          </table:table-cell>
          <table:table-cell office:value-type="string" calcext:value-type="string">
            <text:p>https://www.amazon.com/gp/product/B08Y7YWF3S/ref=ox_sc_act_title_2?smid=A1OKZUPQHJSQBR&amp;th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nel mount fuse holder and fuses</text:p>
          </table:table-cell>
          <table:table-cell office:value-type="string" calcext:value-type="string">
            <text:p>https://www.amazon.com/gp/product/B07VT4VRW7/ref=ppx_yo_dt_b_search_asin_title?ie=UTF8&amp;psc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otary encoders (not modules) with knobs</text:p>
          </table:table-cell>
          <table:table-cell office:value-type="string" calcext:value-type="string">
            <text:p>https://www.amazon.com/gp/product/B07DM2YMT4/ref=ppx_yo_dt_b_search_asin_title?ie=UTF8&amp;psc=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ushbuttons</text:p>
          </table:table-cell>
          <table:table-cell office:value-type="string" calcext:value-type="string">
            <text:p>https://www.amazon.com/gp/product/B0752RMB7Q/ref=ppx_yo_dt_b_search_asin_title?ie=UTF8&amp;psc=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oggle switch for on/off</text:p>
          </table:table-cell>
          <table:table-cell office:value-type="string" calcext:value-type="string">
            <text:p>https://www.amazon.com/gp/product/B0799NSBHY/ref=ppx_yo_dt_b_search_asin_title?ie=UTF8&amp;psc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atsink cooler fin for LM7805</text:p>
          </table:table-cell>
          <table:table-cell office:value-type="string" calcext:value-type="string">
            <text:p>https://www.amazon.com/gp/product/B07MHT5KNP/ref=ppx_yo_dt_b_search_asin_title?ie=UTF8&amp;psc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8 pin IDC connector with ribbon cable for display</text:p>
          </table:table-cell>
          <table:table-cell office:value-type="string" calcext:value-type="string">
            <text:p>https://www.amazon.com/gp/product/B07FKLHWT7/ref=ox_sc_act_title_1?smid=A1THAZDOWP300U&amp;psc=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6 pin IDC connector with ribbon cable for push buttons and encoders</text:p>
          </table:table-cell>
          <table:table-cell office:value-type="string" calcext:value-type="string">
            <text:p>https://www.amazon.com/gp/product/B075PLZK9X/ref=ppx_yo_dt_b_search_asin_title?ie=UTF8&amp;th=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ST connectors</text:p>
          </table:table-cell>
          <table:table-cell office:value-type="string" calcext:value-type="string">
            <text:p>https://www.amazon.com/gp/product/B01MCZE2HM/ref=ppx_yo_dt_b_search_asin_title?ie=UTF8&amp;psc=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hanzon 1N5711, recommended diode</text:p>
          </table:table-cell>
          <table:table-cell office:value-type="string" calcext:value-type="string">
            <text:p>https://www.amazon.com/gp/product/B079KJBVZV/ref=ppx_yo_dt_b_search_asin_title?ie=UTF8&amp;psc=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thernet to screw terminal board, used at antenna</text:p>
          </table:table-cell>
          <table:table-cell table:style-name="ce1" office:value-type="string" calcext:value-type="string">
            <text:p><text:span text:style-name="T1"><text:a xlink:href="https://www.amazon.com/Ethernet-Connector-Breakout-Board-terminals/dp/B01N7R2M71/ref=psdc_172544_t2_B071WBW1PQ" xlink:type="simple">https://www.amazon.com/Ethernet-Connector-Breakout-Board-terminals/dp/B01N7R2M71/ref=psdc_172544_t2_B071WBW1PQ</text:a>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t7 Ethernet Cable Outdoor rated</text:p>
          </table:table-cell>
          <table:table-cell office:value-type="string" calcext:value-type="string">
            <text:p>https://www.amazon.com/Outdoor-Ethernet-SNANSHI-1000Mbit-Waterproof/dp/B06ZZ1SKD6?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lon hardware kit for assembling enclosure</text:p>
          </table:table-cell>
          <table:table-cell office:value-type="string" calcext:value-type="string">
            <text:p>https://www.amazon.com/HVAZI-Metric-Phillips-Screws-Assortment/dp/B07DVD95YY?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hesive feet for controller enclosure</text:p>
          </table:table-cell>
          <table:table-cell office:value-type="string" calcext:value-type="string">
            <text:p>https://www.amazon.com/Bumper-Stopper-Protector-Adhesive-Headboard/dp/B0811DSRQ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 foot BNC c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lkhead Ethernet through connect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09:51:03.263414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08:15:06.892408013</meta:creation-date>
    <meta:generator>LibreOffice/6.4.7.2$Linux_X86_64 LibreOffice_project/40$Build-2</meta:generator>
    <dc:date>2022-05-12T14:57:59.055670847</dc:date>
    <meta:editing-duration>PT12H31M58S</meta:editing-duration>
    <meta:editing-cycles>8</meta:editing-cycles>
    <meta:document-statistic meta:table-count="1" meta:cell-count="53" meta:object-count="0"/>
  </office:meta>
</office:document-meta>
</file>